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</text:p>
      <text:p text:style-name="Standard">ChatGPT</text:p>
      <text:p text:style-name="P1">ChatGPT</text:p>
      <text:p text:style-name="Text_20_body">Конечно, вот полноценный список тем для понимания JavaScript:</text:p>
      <text:list xml:id="list8070243014989867019" text:style-name="L1">
        <text:list-item>
          <text:p text:style-name="P2"><text:span text:style-name="Strong_20_Emphasis">Основы языка</text:span>:</text:p>
          <text:list>
            <text:list-item>
              <text:p text:style-name="P3">Переменные, типы данных и операторы.</text:p>
            </text:list-item>
            <text:list-item>
              <text:p text:style-name="P3">Условные операторы (if, else), циклы (for, while).</text:p>
            </text:list-item>
            <text:list-item>
              <text:p text:style-name="P3">Функции и область видимости.</text:p>
            </text:list-item>
            <text:list-item>
              <text:p text:style-name="P3">Массивы и объекты.</text:p>
            </text:list-item>
          </text:list>
        </text:list-item>
        <text:list-item>
          <text:p text:style-name="P2"><text:span text:style-name="Strong_20_Emphasis">DOM (Document Object Model)</text:span>:</text:p>
          <text:list>
            <text:list-item>
              <text:p text:style-name="P3">Структура DOM.</text:p>
            </text:list-item>
            <text:list-item>
              <text:p text:style-name="P3">Манипуляции DOM: выбор элементов, изменение их стилей, атрибутов и содержимого.</text:p>
            </text:list-item>
            <text:list-item>
              <text:p text:style-name="P3">Обработка событий.</text:p>
            </text:list-item>
          </text:list>
        </text:list-item>
        <text:list-item>
          <text:p text:style-name="P2"><text:span text:style-name="Strong_20_Emphasis">Асинхронное программирование</text:span>:</text:p>
          <text:list>
            <text:list-item>
              <text:p text:style-name="P3">Колбэки.</text:p>
            </text:list-item>
            <text:list-item>
              <text:p text:style-name="P3">Промисы.</text:p>
            </text:list-item>
            <text:list-item>
              <text:p text:style-name="P3">async/await.</text:p>
            </text:list-item>
          </text:list>
        </text:list-item>
        <text:list-item>
          <text:p text:style-name="P2"><text:span text:style-name="Strong_20_Emphasis">Функциональное программирование</text:span>:</text:p>
          <text:list>
            <text:list-item>
              <text:p text:style-name="P3">Функции высшего порядка.</text:p>
            </text:list-item>
            <text:list-item>
              <text:p text:style-name="P3">Замыкания.</text:p>
            </text:list-item>
            <text:list-item>
              <text:p text:style-name="P3">Чистые функции.</text:p>
            </text:list-item>
          </text:list>
        </text:list-item>
        <text:list-item>
          <text:p text:style-name="P2"><text:span text:style-name="Strong_20_Emphasis">ES6+ (ECMAScript 2015 и выше)</text:span>:</text:p>
          <text:list>
            <text:list-item>
              <text:p text:style-name="P3">Стрелочные функции.</text:p>
            </text:list-item>
            <text:list-item>
              <text:p text:style-name="P3">Деструктуризация.</text:p>
            </text:list-item>
            <text:list-item>
              <text:p text:style-name="P3">Классы и наследование.</text:p>
            </text:list-item>
            <text:list-item>
              <text:p text:style-name="P3">Шаблонные строки.</text:p>
            </text:list-item>
            <text:list-item>
              <text:p text:style-name="P3">Let и const.</text:p>
            </text:list-item>
            <text:list-item>
              <text:p text:style-name="P3">Spread и Rest операторы.</text:p>
            </text:list-item>
          </text:list>
        </text:list-item>
        <text:list-item>
          <text:p text:style-name="P2"><text:span text:style-name="Strong_20_Emphasis">Модульность</text:span>:</text:p>
          <text:list>
            <text:list-item>
              <text:p text:style-name="P3">Импорт и экспорт модулей.</text:p>
            </text:list-item>
            <text:list-item>
              <text:p text:style-name="P3">Использование встроенных модулей и сторонних библиотек.</text:p>
            </text:list-item>
          </text:list>
        </text:list-item>
        <text:list-item>
          <text:p text:style-name="P2"><text:span text:style-name="Strong_20_Emphasis">Исключения и обработка ошибок</text:span>:</text:p>
          <text:list>
            <text:list-item>
              <text:p text:style-name="P3">try/catch/finally конструкции.</text:p>
            </text:list-item>
            <text:list-item>
              <text:p text:style-name="P3">Обработка исключений в асинхронном коде.</text:p>
            </text:list-item>
          </text:list>
        </text:list-item>
        <text:list-item>
          <text:p text:style-name="P2"><text:span text:style-name="Strong_20_Emphasis">Работа с сетью</text:span>:</text:p>
          <text:list>
            <text:list-item>
              <text:p text:style-name="P3">Fetch API.</text:p>
            </text:list-item>
            <text:list-item>
              <text:p text:style-name="P3">XMLHttpRequest (XHR).</text:p>
            </text:list-item>
            <text:list-item>
              <text:p text:style-name="P3">WebSocket.</text:p>
            </text:list-item>
          </text:list>
        </text:list-item>
        <text:list-item>
          <text:p text:style-name="P2"><text:span text:style-name="Strong_20_Emphasis">Локальное хранение данных</text:span>:</text:p>
          <text:list>
            <text:list-item>
              <text:p text:style-name="P3">LocalStorage и SessionStorage.</text:p>
            </text:list-item>
            <text:list-item>
              <text:p text:style-name="P3">IndexedDB.</text:p>
            </text:list-item>
          </text:list>
        </text:list-item>
        <text:list-item>
          <text:p text:style-name="P2"><text:span text:style-name="Strong_20_Emphasis">Тестирование</text:span>:</text:p>
          <text:list>
            <text:list-item>
              <text:p text:style-name="P3">Модульное тестирование с помощью фреймворков как Jest, Mocha, Jasmine и <text:soft-page-break/>других.</text:p>
            </text:list-item>
            <text:list-item>
              <text:p text:style-name="P3">End-to-end тестирование с помощью фреймворков как Selenium, Puppeteer.</text:p>
            </text:list-item>
          </text:list>
        </text:list-item>
        <text:list-item>
          <text:p text:style-name="P2"><text:span text:style-name="Strong_20_Emphasis">Оптимизация и производительность</text:span>:</text:p>
          <text:list>
            <text:list-item>
              <text:p text:style-name="P3">Оптимизация кода.</text:p>
            </text:list-item>
            <text:list-item>
              <text:p text:style-name="P3">Использование инструментов для анализа и профилирования производительности.</text:p>
            </text:list-item>
          </text:list>
        </text:list-item>
        <text:list-item>
          <text:p text:style-name="P2"><text:span text:style-name="Strong_20_Emphasis">Браузерные инструменты разработчика</text:span>:</text:p>
          <text:list>
            <text:list-item>
              <text:p text:style-name="P3">Инструменты для отладки JavaScript.</text:p>
            </text:list-item>
            <text:list-item>
              <text:p text:style-name="P3">Анализ сетевых запросов.</text:p>
            </text:list-item>
            <text:list-item>
              <text:p text:style-name="P3">Профилирование производительности.</text:p>
            </text:list-item>
          </text:list>
        </text:list-item>
        <text:list-item>
          <text:p text:style-name="P2"><text:span text:style-name="Strong_20_Emphasis">Работа с сервером</text:span>:</text:p>
          <text:list>
            <text:list-item>
              <text:p text:style-name="P3">Node.js и его модули.</text:p>
            </text:list-item>
            <text:list-item>
              <text:p text:style-name="P3">Express.js для создания веб-серверов.</text:p>
            </text:list-item>
            <text:list-item>
              <text:p text:style-name="P3">Работа с базами данных.</text:p>
            </text:list-item>
          </text:list>
        </text:list-item>
        <text:list-item>
          <text:p text:style-name="P2"><text:span text:style-name="Strong_20_Emphasis">Безопасность</text:span>:</text:p>
          <text:list>
            <text:list-item>
              <text:p text:style-name="P3">XSS (межсайтовый скриптинг) и его предотвращение.</text:p>
            </text:list-item>
            <text:list-item>
              <text:p text:style-name="P3">CSRF (межсайтовая подделка запросов) и его предотвращение.</text:p>
            </text:list-item>
          </text:list>
        </text:list-item>
        <text:list-item>
          <text:p text:style-name="P2"><text:span text:style-name="Strong_20_Emphasis">Современные фреймворки и библиотеки</text:span>:</text:p>
          <text:list>
            <text:list-item>
              <text:p text:style-name="P3">React.js, Vue.js, Angular.</text:p>
            </text:list-item>
            <text:list-item>
              <text:p text:style-name="P3">jQuery.</text:p>
            </text:list-item>
            <text:list-item>
              <text:p text:style-name="P3">Redux, Vuex, MobX (для управления состоянием).</text:p>
            </text:list-item>
            <text:list-item>
              <text:p text:style-name="P2">Axios, jQuery.ajax (для работы с AJAX запросами).</text:p>
            </text:list-item>
          </text:list>
        </text:list-item>
      </text:list>
      <text:p text:style-name="Text_20_body">Исследование и понимание этих тем поможет вам стать компетентным JavaScript разработчико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5-01T01:10:00.53</dc:date>
    <meta:document-statistic meta:table-count="0" meta:image-count="0" meta:object-count="0" meta:page-count="2" meta:paragraph-count="64" meta:word-count="296" meta:character-count="1999"/>
    <dc:creator>Dima Wide</dc:creator>
    <meta:user-defined meta:name="Info 1"/>
    <meta:user-defined meta:name="Info 2"/>
    <meta:user-defined meta:name="Info 3"/>
    <meta:user-defined meta:name="Info 4"/>
  </office:meta>
</office:document-meta>
</file>